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725" officeooo:paragraph-rsid="00034725"/>
    </style:style>
    <style:style style:name="P2" style:family="paragraph" style:parent-style-name="Standard">
      <style:text-properties officeooo:rsid="000541ea" officeooo:paragraph-rsid="000541ea"/>
    </style:style>
    <style:style style:name="P3" style:family="paragraph" style:parent-style-name="Standard">
      <style:text-properties officeooo:rsid="00070526" officeooo:paragraph-rsid="00070526"/>
    </style:style>
    <style:style style:name="P4" style:family="paragraph" style:parent-style-name="Standard">
      <style:text-properties officeooo:rsid="000b7700" officeooo:paragraph-rsid="000b7700"/>
    </style:style>
    <style:style style:name="P5" style:family="paragraph" style:parent-style-name="Standard">
      <style:text-properties officeooo:rsid="000cf357" officeooo:paragraph-rsid="000cf357"/>
    </style:style>
    <style:style style:name="T1" style:family="text">
      <style:text-properties officeooo:rsid="00072749"/>
    </style:style>
    <style:style style:name="T2" style:family="text">
      <style:text-properties officeooo:rsid="0009a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go - logomakr.com/4HSHMy</text:p>
      <text:p text:style-name="P1"/>
      <text:p text:style-name="P1">Header – <text:span text:style-name="T2">Home, </text:span>Log in(for estate agents, clerks), Estimate<text:span text:style-name="T1">(add a nice graph image for visual purposes)<text:tab/></text:span>, Browse</text:p>
      <text:p text:style-name="P1"/>
      <text:p text:style-name="P1">Footer (privacy, terms, contact)</text:p>
      <text:p text:style-name="P1"/>
      <text:p text:style-name="P1">Index page – </text:p>
      <text:p text:style-name="P1">Shows random houses with a button to browse more</text:p>
      <text:p text:style-name="P1">Button that links the user to the estimate page</text:p>
      <text:p text:style-name="P1"/>
      <text:p text:style-name="P1">Browse page – renders an X amount of results ( allows the user to apply filters to the search query)</text:p>
      <text:p text:style-name="P1">If there are more than X amount of results then render pages at the bottom so the user can navigate through more results.</text:p>
      <text:p text:style-name="P4">Filters can be added from a list(using jquery)</text:p>
      <text:p text:style-name="P1"/>
      <text:p text:style-name="P2">House page – detailed house information with a button to go back to the search results</text:p>
      <text:p text:style-name="P1"/>
      <text:p text:style-name="P1"/>
      <text:p text:style-name="P2">Log in page – let’s an estate agent or clerk log-in to the system</text:p>
      <text:p text:style-name="P2"/>
      <text:p text:style-name="P2">Employee page – display available pages depending on user privileges</text:p>
      <text:p text:style-name="P2"/>
      <text:p text:style-name="P3">Add new home page – let’s the estate agent add a new home into the system</text:p>
      <text:p text:style-name="P3"/>
      <text:p text:style-name="P3">Tenant record page – let’s a clerk access tenant rec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1:33:08.731903308</meta:creation-date>
    <dc:date>2019-08-03T23:27:46.678770069</dc:date>
    <meta:editing-duration>PT8H33M53S</meta:editing-duration>
    <meta:editing-cycles>5</meta:editing-cycles>
    <meta:generator>LibreOffice/6.2.5.2$Linux_X86_64 LibreOffice_project/20$Build-2</meta:generator>
    <meta:document-statistic meta:table-count="0" meta:image-count="0" meta:object-count="0" meta:page-count="1" meta:paragraph-count="14" meta:word-count="155" meta:character-count="892" meta:non-whitespace-character-count="742"/>
  </office:meta>
</office:document-meta>
</file>